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y </meta:initial-creator>
    <meta:creation-date>2011-09-21T17:05:34</meta:creation-date>
    <meta:document-statistic meta:table-count="0" meta:image-count="0" meta:object-count="1" meta:page-count="1" meta:paragraph-count="0" meta:word-count="0" meta:character-count="0" meta:non-whitespace-character-count="0"/>
    <dc:date>2011-09-21T17:09:01</dc:date>
    <dc:creator>duy </dc:creator>
    <meta:editing-duration>PT3M28S</meta:editing-duration>
    <meta:editing-cycles>1</meta:editing-cycles>
    <meta:generator>LibreOffice/3.4$Linux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0.704cm" svg:y="0.314cm" chart:style-name="ch2">
          <text:p>"Message avg. time to arrive to subscribers by number of subscribers"</text:p>
        </chart:title>
        <chart:legend chart:legend-position="end" svg:x="11.981cm" svg:y="4.211cm" style:legend-expansion="high" chart:style-name="ch3"/>
        <chart:plot-area chart:style-name="ch4" chart:data-source-has-labels="both" svg:x="1.313cm" svg:y="1.636cm" svg:width="10.031cm" svg:height="6.22cm">
          <chartooo:coordinate-region svg:x="2.757cm" svg:y="1.825cm" svg:width="8.188cm" svg:height="5.406cm"/>
          <chart:axis chart:dimension="x" chart:name="primary-x" chart:style-name="ch5" chartooo:axis-type="auto">
            <chartooo:date-scale/>
            <chart:title svg:x="4.703cm" svg:y="8.036cm" chart:style-name="ch6">
              <text:p>Number of subscribers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7.034cm" chart:style-name="ch7">
              <text:p>Avg. elapsed time (millisecond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lapsed tim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893">
                <text:p>1328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7804">
                <text:p>297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